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081cm" svg:y="1.801cm">
            <draw:object draw:notify-on-update-of-ranges="Sheet1.A1:Sheet1.A52 Sheet1.B1:Sheet1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style-name="gr2" draw:text-style-name="P2" svg:x1="18.805cm" svg:y1="0.744cm" svg:x2="9.857cm" svg:y2="12.112cm">
            <text:p/>
          </draw:line>
          <draw:line draw:z-index="2" draw:style-name="gr3" draw:text-style-name="P2" svg:x1="13.546cm" svg:y1="13.413cm" svg:x2="13.409cm" svg:y2="13.44cm">
            <text:p/>
          </draw:line>
          <draw:frame draw:z-index="3" draw:style-name="gr1" draw:text-style-name="P1" svg:width="15.987cm" svg:height="8.993cm" svg:x="28.004cm" svg:y="0.64cm">
            <draw:object draw:notify-on-update-of-ranges="Sheet1.K1:Sheet1.K55 Sheet1.L1:Sheet1.L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.987cm" svg:height="8.994cm" svg:x="29.461cm" svg:y="10.348cm">
            <draw:object draw:notify-on-update-of-ranges="Sheet1.U1:Sheet1.U52 Sheet1.V1:Sheet1.V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5" draw:style-name="gr2" draw:text-style-name="P2" svg:x1="29.897cm" svg:y1="9.784cm" svg:x2="40.749cm" svg:y2="20.659cm">
            <text:p/>
          </draw:line>
        </table:shapes>
        <table:table-column table:style-name="co1" table:number-columns-repeated="2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95" calcext:value-type="float">
            <text:p>-89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-15" calcext:value-type="float">
            <text:p>-1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-91" calcext:value-type="float">
            <text:p>-91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1" calcext:value-type="float">
            <text:p>-41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-17" calcext:value-type="float">
            <text:p>-17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26" calcext:value-type="float">
            <text:p>-26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26" calcext:value-type="float">
            <text:p>-26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3" calcext:value-type="float">
            <text:p>-23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-35" calcext:value-type="float">
            <text:p>-35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8" calcext:value-type="float">
            <text:p>-18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-1364" calcext:value-type="float">
            <text:p>-136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-1950" calcext:value-type="float">
            <text:p>-19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48" calcext:value-type="float">
            <text:p>-48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-2261" calcext:value-type="float">
            <text:p>-22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-2398" calcext:value-type="float">
            <text:p>-23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-82" calcext:value-type="float">
            <text:p>-82</text:p>
          </table:table-cell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-2607" calcext:value-type="float">
            <text:p>-26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-62" calcext:value-type="float">
            <text:p>-62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-3127" calcext:value-type="float">
            <text:p>-312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-84" calcext:value-type="float">
            <text:p>-84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-3346" calcext:value-type="float">
            <text:p>-33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-12" calcext:value-type="float">
            <text:p>-12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-3485" calcext:value-type="float">
            <text:p>-34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 office:value-type="float" office:value="-3493" calcext:value-type="float">
            <text:p>-349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40" calcext:value-type="float">
            <text:p>440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float" office:value="440" calcext:value-type="float">
            <text:p>440</text:p>
          </table:table-cell>
          <table:table-cell office:value-type="float" office:value="-3641" calcext:value-type="float">
            <text:p>-36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office:value-type="float" office:value="-3722" calcext:value-type="float">
            <text:p>-37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80" calcext:value-type="float">
            <text:p>480</text:p>
          </table:table-cell>
          <table:table-cell office:value-type="float" office:value="-43" calcext:value-type="float">
            <text:p>-43</text:p>
          </table:table-cell>
          <table:table-cell table:number-columns-repeated="8"/>
          <table:table-cell office:value-type="float" office:value="480" calcext:value-type="float">
            <text:p>480</text:p>
          </table:table-cell>
          <table:table-cell office:value-type="float" office:value="-3854" calcext:value-type="float">
            <text:p>-38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-14" calcext:value-type="float">
            <text:p>-14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-4059" calcext:value-type="float">
            <text:p>-40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20" calcext:value-type="float">
            <text:p>520</text:p>
          </table:table-cell>
          <table:table-cell office:value-type="float" office:value="-14" calcext:value-type="float">
            <text:p>-14</text:p>
          </table:table-cell>
          <table:table-cell table:number-columns-repeated="8"/>
          <table:table-cell office:value-type="float" office:value="520" calcext:value-type="float">
            <text:p>520</text:p>
          </table:table-cell>
          <table:table-cell office:value-type="float" office:value="-4162" calcext:value-type="float">
            <text:p>-416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40" calcext:value-type="float">
            <text:p>540</text:p>
          </table:table-cell>
          <table:table-cell office:value-type="float" office:value="-42" calcext:value-type="float">
            <text:p>-42</text:p>
          </table:table-cell>
          <table:table-cell table:number-columns-repeated="8"/>
          <table:table-cell office:value-type="float" office:value="540" calcext:value-type="float">
            <text:p>540</text:p>
          </table:table-cell>
          <table:table-cell office:value-type="float" office:value="-4250" calcext:value-type="float">
            <text:p>-425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60" calcext:value-type="float">
            <text:p>560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float" office:value="560" calcext:value-type="float">
            <text:p>560</text:p>
          </table:table-cell>
          <table:table-cell office:value-type="float" office:value="-4447" calcext:value-type="float">
            <text:p>-444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80" calcext:value-type="float">
            <text:p>580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float" office:value="580" calcext:value-type="float">
            <text:p>580</text:p>
          </table:table-cell>
          <table:table-cell office:value-type="float" office:value="-4524" calcext:value-type="float">
            <text:p>-45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339" calcext:value-type="float">
            <text:p>339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-4585" calcext:value-type="float">
            <text:p>-458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office:value-type="float" office:value="620" calcext:value-type="float">
            <text:p>620</text:p>
          </table:table-cell>
          <table:table-cell office:value-type="float" office:value="635" calcext:value-type="float">
            <text:p>635</text:p>
          </table:table-cell>
          <table:table-cell table:number-columns-repeated="8"/>
          <table:table-cell office:value-type="float" office:value="620" calcext:value-type="float">
            <text:p>620</text:p>
          </table:table-cell>
          <table:table-cell office:value-type="float" office:value="-4691" calcext:value-type="float">
            <text:p>-469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office:value-type="float" office:value="640" calcext:value-type="float">
            <text:p>640</text:p>
          </table:table-cell>
          <table:table-cell office:value-type="float" office:value="1063" calcext:value-type="float">
            <text:p>1063</text:p>
          </table:table-cell>
          <table:table-cell table:number-columns-repeated="8"/>
          <table:table-cell office:value-type="float" office:value="640" calcext:value-type="float">
            <text:p>640</text:p>
          </table:table-cell>
          <table:table-cell office:value-type="float" office:value="-5174" calcext:value-type="float">
            <text:p>-517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60" calcext:value-type="float">
            <text:p>660</text:p>
          </table:table-cell>
          <table:table-cell office:value-type="float" office:value="1270" calcext:value-type="float">
            <text:p>1270</text:p>
          </table:table-cell>
          <table:table-cell table:number-columns-repeated="8"/>
          <table:table-cell office:value-type="float" office:value="660" calcext:value-type="float">
            <text:p>660</text:p>
          </table:table-cell>
          <table:table-cell office:value-type="float" office:value="-5306" calcext:value-type="float">
            <text:p>-53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 office:value-type="float" office:value="1453" calcext:value-type="float">
            <text:p>1453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 office:value-type="float" office:value="-5439" calcext:value-type="float">
            <text:p>-543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45" calcext:value-type="float">
            <text:p>1345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1542" calcext:value-type="float">
            <text:p>1542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-5489" calcext:value-type="float">
            <text:p>-548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79" calcext:value-type="float">
            <text:p>1679</text:p>
          </table:table-cell>
          <table:table-cell table:number-columns-repeated="8"/>
          <table:table-cell office:value-type="float" office:value="720" calcext:value-type="float">
            <text:p>720</text:p>
          </table:table-cell>
          <table:table-cell office:value-type="float" office:value="1645" calcext:value-type="float">
            <text:p>1645</text:p>
          </table:table-cell>
          <table:table-cell table:number-columns-repeated="8"/>
          <table:table-cell office:value-type="float" office:value="720" calcext:value-type="float">
            <text:p>720</text:p>
          </table:table-cell>
          <table:table-cell office:value-type="float" office:value="-5568" calcext:value-type="float">
            <text:p>-55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14" calcext:value-type="float">
            <text:p>2014</text:p>
          </table:table-cell>
          <table:table-cell table:number-columns-repeated="8"/>
          <table:table-cell office:value-type="float" office:value="740" calcext:value-type="float">
            <text:p>740</text:p>
          </table:table-cell>
          <table:table-cell office:value-type="float" office:value="1884" calcext:value-type="float">
            <text:p>1884</text:p>
          </table:table-cell>
          <table:table-cell table:number-columns-repeated="8"/>
          <table:table-cell office:value-type="float" office:value="740" calcext:value-type="float">
            <text:p>740</text:p>
          </table:table-cell>
          <table:table-cell office:value-type="float" office:value="-5610" calcext:value-type="float">
            <text:p>-56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60" calcext:value-type="float">
            <text:p>2260</text:p>
          </table:table-cell>
          <table:table-cell table:number-columns-repeated="8"/>
          <table:table-cell office:value-type="float" office:value="760" calcext:value-type="float">
            <text:p>760</text:p>
          </table:table-cell>
          <table:table-cell office:value-type="float" office:value="2023" calcext:value-type="float">
            <text:p>2023</text:p>
          </table:table-cell>
          <table:table-cell table:number-columns-repeated="8"/>
          <table:table-cell office:value-type="float" office:value="760" calcext:value-type="float">
            <text:p>760</text:p>
          </table:table-cell>
          <table:table-cell office:value-type="float" office:value="-5677" calcext:value-type="float">
            <text:p>-567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12" calcext:value-type="float">
            <text:p>2312</text:p>
          </table:table-cell>
          <table:table-cell table:number-columns-repeated="8"/>
          <table:table-cell office:value-type="float" office:value="780" calcext:value-type="float">
            <text:p>780</text:p>
          </table:table-cell>
          <table:table-cell office:value-type="float" office:value="2327" calcext:value-type="float">
            <text:p>2327</text:p>
          </table:table-cell>
          <table:table-cell table:number-columns-repeated="8"/>
          <table:table-cell office:value-type="float" office:value="780" calcext:value-type="float">
            <text:p>780</text:p>
          </table:table-cell>
          <table:table-cell office:value-type="float" office:value="-5699" calcext:value-type="float">
            <text:p>-56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57" calcext:value-type="float">
            <text:p>2357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2547" calcext:value-type="float">
            <text:p>2547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-5765" calcext:value-type="float">
            <text:p>-576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16" calcext:value-type="float">
            <text:p>2516</text:p>
          </table:table-cell>
          <table:table-cell table:number-columns-repeated="8"/>
          <table:table-cell office:value-type="float" office:value="820" calcext:value-type="float">
            <text:p>820</text:p>
          </table:table-cell>
          <table:table-cell office:value-type="float" office:value="2542" calcext:value-type="float">
            <text:p>2542</text:p>
          </table:table-cell>
          <table:table-cell table:number-columns-repeated="8"/>
          <table:table-cell office:value-type="float" office:value="820" calcext:value-type="float">
            <text:p>820</text:p>
          </table:table-cell>
          <table:table-cell office:value-type="float" office:value="-5832" calcext:value-type="float">
            <text:p>-583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05" calcext:value-type="float">
            <text:p>2605</text:p>
          </table:table-cell>
          <table:table-cell table:number-columns-repeated="8"/>
          <table:table-cell office:value-type="float" office:value="840" calcext:value-type="float">
            <text:p>840</text:p>
          </table:table-cell>
          <table:table-cell office:value-type="float" office:value="2700" calcext:value-type="float">
            <text:p>2700</text:p>
          </table:table-cell>
          <table:table-cell table:number-columns-repeated="8"/>
          <table:table-cell office:value-type="float" office:value="840" calcext:value-type="float">
            <text:p>840</text:p>
          </table:table-cell>
          <table:table-cell office:value-type="float" office:value="-5768" calcext:value-type="float">
            <text:p>-576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716" calcext:value-type="float">
            <text:p>2716</text:p>
          </table:table-cell>
          <table:table-cell table:number-columns-repeated="8"/>
          <table:table-cell office:value-type="float" office:value="860" calcext:value-type="float">
            <text:p>860</text:p>
          </table:table-cell>
          <table:table-cell office:value-type="float" office:value="2866" calcext:value-type="float">
            <text:p>2866</text:p>
          </table:table-cell>
          <table:table-cell table:number-columns-repeated="8"/>
          <table:table-cell office:value-type="float" office:value="860" calcext:value-type="float">
            <text:p>860</text:p>
          </table:table-cell>
          <table:table-cell office:value-type="float" office:value="-5510" calcext:value-type="float">
            <text:p>-55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993" calcext:value-type="float">
            <text:p>2993</text:p>
          </table:table-cell>
          <table:table-cell table:number-columns-repeated="8"/>
          <table:table-cell office:value-type="float" office:value="880" calcext:value-type="float">
            <text:p>880</text:p>
          </table:table-cell>
          <table:table-cell office:value-type="float" office:value="3102" calcext:value-type="float">
            <text:p>3102</text:p>
          </table:table-cell>
          <table:table-cell table:number-columns-repeated="8"/>
          <table:table-cell office:value-type="float" office:value="880" calcext:value-type="float">
            <text:p>880</text:p>
          </table:table-cell>
          <table:table-cell office:value-type="float" office:value="-5604" calcext:value-type="float">
            <text:p>-56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13" calcext:value-type="float">
            <text:p>3313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3292" calcext:value-type="float">
            <text:p>3292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-5594" calcext:value-type="float">
            <text:p>-55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452" calcext:value-type="float">
            <text:p>3452</text:p>
          </table:table-cell>
          <table:table-cell table:number-columns-repeated="8"/>
          <table:table-cell office:value-type="float" office:value="920" calcext:value-type="float">
            <text:p>920</text:p>
          </table:table-cell>
          <table:table-cell office:value-type="float" office:value="3572" calcext:value-type="float">
            <text:p>3572</text:p>
          </table:table-cell>
          <table:table-cell table:number-columns-repeated="8"/>
          <table:table-cell office:value-type="float" office:value="920" calcext:value-type="float">
            <text:p>920</text:p>
          </table:table-cell>
          <table:table-cell office:value-type="float" office:value="-5638" calcext:value-type="float">
            <text:p>-56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751" calcext:value-type="float">
            <text:p>3751</text:p>
          </table:table-cell>
          <table:table-cell table:number-columns-repeated="8"/>
          <table:table-cell office:value-type="float" office:value="940" calcext:value-type="float">
            <text:p>940</text:p>
          </table:table-cell>
          <table:table-cell office:value-type="float" office:value="3748" calcext:value-type="float">
            <text:p>3748</text:p>
          </table:table-cell>
          <table:table-cell table:number-columns-repeated="8"/>
          <table:table-cell office:value-type="float" office:value="940" calcext:value-type="float">
            <text:p>940</text:p>
          </table:table-cell>
          <table:table-cell office:value-type="float" office:value="-5717" calcext:value-type="float">
            <text:p>-57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957" calcext:value-type="float">
            <text:p>3957</text:p>
          </table:table-cell>
          <table:table-cell table:number-columns-repeated="8"/>
          <table:table-cell office:value-type="float" office:value="960" calcext:value-type="float">
            <text:p>960</text:p>
          </table:table-cell>
          <table:table-cell office:value-type="float" office:value="4214" calcext:value-type="float">
            <text:p>4214</text:p>
          </table:table-cell>
          <table:table-cell table:number-columns-repeated="8"/>
          <table:table-cell office:value-type="float" office:value="960" calcext:value-type="float">
            <text:p>960</text:p>
          </table:table-cell>
          <table:table-cell office:value-type="float" office:value="-5879" calcext:value-type="float">
            <text:p>-587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390" calcext:value-type="float">
            <text:p>4390</text:p>
          </table:table-cell>
          <table:table-cell table:number-columns-repeated="8"/>
          <table:table-cell office:value-type="float" office:value="980" calcext:value-type="float">
            <text:p>980</text:p>
          </table:table-cell>
          <table:table-cell office:value-type="float" office:value="4402" calcext:value-type="float">
            <text:p>4402</text:p>
          </table:table-cell>
          <table:table-cell table:number-columns-repeated="8"/>
          <table:table-cell office:value-type="float" office:value="980" calcext:value-type="float">
            <text:p>980</text:p>
          </table:table-cell>
          <table:table-cell office:value-type="float" office:value="-5756" calcext:value-type="float">
            <text:p>-57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54" calcext:value-type="float">
            <text:p>4554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4621" calcext:value-type="float">
            <text:p>4621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-5900" calcext:value-type="float">
            <text:p>-59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864" calcext:value-type="float">
            <text:p>4864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office:value-type="float" office:value="4840" calcext:value-type="float">
            <text:p>484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office:value-type="float" office:value="-6162" calcext:value-type="float">
            <text:p>-6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 style:data-style-name="N2" text:time-value="12:15:07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3-20T13:11:56.470000000</dc:date>
    <meta:editing-duration>PT40M41S</meta:editing-duration>
    <meta:editing-cycles>3</meta:editing-cycles>
    <meta:document-statistic meta:table-count="1" meta:cell-count="312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2" svg:x="0.32cm" svg:y="0.18cm" svg:width="12.508cm" svg:height="8.64cm">
          <chartooo:coordinate-region svg:x="1.418cm" svg:y="0.306cm" svg:width="11.0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2" chart:class="chart:scatter">
            <chart:domain table:cell-range-address="Sheet1.A1:Sheet1.A52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2</svg:desc>
                </draw:g>
              </table:table-cell>
              <table:table-cell office:value-type="float" office:value="2123">
                <text:p>2123</text:p>
                <draw:g>
                  <svg:desc>Sheet1.B1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895">
                <text:p>-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4554">
                <text:p>4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4864">
                <text:p>4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scatter" chart:style-name="ch1">
        <chart:legend chart:legend-position="end" svg:x="13.189cm" svg:y="4.198cm" style:legend-expansion="high" chart:style-name="ch2"/>
        <chart:plot-area chart:style-name="ch3" table:cell-range-address="Sheet1.K1:Sheet1.L55" svg:x="0.319cm" svg:y="0.179cm" svg:width="12.551cm" svg:height="8.636cm">
          <chartooo:coordinate-region svg:x="1.417cm" svg:y="0.378cm" svg:width="11.081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:Sheet1.L55" chart:class="chart:scatter">
            <chart:domain table:cell-range-address="Sheet1.K1:Sheet1.K55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1:Sheet1.K55</svg:desc>
                </draw:g>
              </table:table-cell>
              <table:table-cell office:value-type="float" office:value="2">
                <text:p>2</text:p>
                <draw:g>
                  <svg:desc>Sheet1.L1:Sheet1.L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scatter" chart:style-name="ch1">
        <chart:legend chart:legend-position="end" svg:x="13.136cm" svg:y="4.198cm" style:legend-expansion="high" chart:style-name="ch2"/>
        <chart:plot-area chart:style-name="ch3" table:cell-range-address="Sheet1.U1:Sheet1.V52" svg:x="0.319cm" svg:y="0.179cm" svg:width="12.498cm" svg:height="8.637cm">
          <chartooo:coordinate-region svg:x="1.417cm" svg:y="0.378cm" svg:width="11.028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V1:Sheet1.V52" chart:class="chart:scatter">
            <chart:domain table:cell-range-address="Sheet1.U1:Sheet1.U52"/>
            <chart:data-point chart:repeated="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1:Sheet1.U52</svg:desc>
                </draw:g>
              </table:table-cell>
              <table:table-cell office:value-type="float" office:value="-36">
                <text:p>-36</text:p>
                <draw:g>
                  <svg:desc>Sheet1.V1:Sheet1.V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-2261">
                <text:p>-2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-2398">
                <text:p>-2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-3127">
                <text:p>-3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-3346">
                <text:p>-3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-3485">
                <text:p>-3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-3493">
                <text:p>-3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-3641">
                <text:p>-3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-3722">
                <text:p>-3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-3854">
                <text:p>-3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-4059">
                <text:p>-4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-4162">
                <text:p>-4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-4250">
                <text:p>-4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-4447">
                <text:p>-4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-4524">
                <text:p>-4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-4585">
                <text:p>-4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-4691">
                <text:p>-4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-5174">
                <text:p>-5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-5306">
                <text:p>-5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-5439">
                <text:p>-54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-5489">
                <text:p>-5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-5568">
                <text:p>-5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-5610">
                <text:p>-56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-5677">
                <text:p>-5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-5699">
                <text:p>-5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-5765">
                <text:p>-5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-5832">
                <text:p>-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-5768">
                <text:p>-5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-5510">
                <text:p>-55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-5604">
                <text:p>-56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-5594">
                <text:p>-5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-5638">
                <text:p>-5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-5717">
                <text:p>-5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-5879">
                <text:p>-58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-5756">
                <text:p>-57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-5900">
                <text:p>-59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-6162">
                <text:p>-61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